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0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04cm" svg:height="6.35cm" svg:x="6.859cm" svg:y="5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8cm" svg:y="5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6.859cm" svg:y="11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8cm" svg:y="11.51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59cm" svg:y1="11.512cm" svg:x2="13.463cm" svg:y2="5.211cm">
          <text:p/>
        </draw:line>
        <draw:frame draw:style-name="gr3" draw:layer="layout" svg:width="0.853cm" svg:height="0.962cm" svg:x="7.113cm" svg:y="5.466cm">
          <draw:text-box>
            <text:p>0</text:p>
          </draw:text-box>
        </draw:frame>
        <draw:frame draw:style-name="gr3" draw:layer="layout" svg:width="0.853cm" svg:height="0.962cm" svg:x="12.447cm" svg:y="6.228cm">
          <draw:text-box>
            <text:p>1</text:p>
          </draw:text-box>
        </draw:frame>
        <draw:frame draw:style-name="gr4" draw:layer="layout" svg:width="0.853cm" svg:height="0.962cm" svg:x="19.209cm" svg:y="5.266cm">
          <draw:text-box>
            <text:p>2</text:p>
          </draw:text-box>
        </draw:frame>
        <draw:frame draw:style-name="gr3" draw:layer="layout" svg:width="0.853cm" svg:height="0.962cm" svg:x="6.859cm" svg:y="11.562cm">
          <draw:text-box>
            <text:p>3</text:p>
          </draw:text-box>
        </draw:frame>
        <draw:frame draw:style-name="gr3" draw:layer="layout" svg:width="0.853cm" svg:height="0.962cm" svg:x="19.209cm" svg:y="11.561cm">
          <draw:text-box>
            <text:p>4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Test Geometry</text:p>
          </draw:text-box>
        </draw:frame>
        <draw:frame draw:style-name="gr3" draw:text-style-name="P2" draw:layer="layout" svg:width="1.442cm" svg:height="1.204cm" svg:x="12.021cm" svg:y="10.16cm">
          <draw:text-box>
            <text:p text:style-name="P2"><text:span text:style-name="T1">d1</text:span></text:p>
          </draw:text-box>
        </draw:frame>
        <draw:frame draw:style-name="gr3" draw:text-style-name="P2" draw:layer="layout" svg:width="1.442cm" svg:height="1.204cm" svg:x="18.62cm" svg:y="10.16cm">
          <draw:text-box>
            <text:p text:style-name="P2"><text:span text:style-name="T1">d2</text:span></text:p>
          </draw:text-box>
        </draw:frame>
        <draw:frame draw:style-name="gr3" draw:text-style-name="P2" draw:layer="layout" svg:width="1.442cm" svg:height="1.204cm" svg:x="12.021cm" svg:y="16.764cm">
          <draw:text-box>
            <text:p text:style-name="P2"><text:span text:style-name="T1">d3</text:span></text:p>
          </draw:text-box>
        </draw:frame>
        <draw:frame draw:style-name="gr3" draw:text-style-name="P2" draw:layer="layout" svg:width="1.442cm" svg:height="1.204cm" svg:x="18.62cm" svg:y="16.764cm">
          <draw:text-box>
            <text:p text:style-name="P2"><text:span text:style-name="T1">d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51cm" svg:y1="8.53cm" svg:x2="4.644cm" svg:y2="4.608cm">
          <text:p/>
        </draw:line>
        <draw:frame draw:style-name="gr6" draw:layer="layout" svg:width="0.853cm" svg:height="0.962cm" svg:x="0.612cm" svg:y="4.767cm">
          <draw:text-box>
            <text:p>0</text:p>
          </draw:text-box>
        </draw:frame>
        <draw:frame draw:style-name="gr7" draw:layer="layout" svg:width="0.853cm" svg:height="0.962cm" svg:x="3.999cm" svg:y="5.241cm">
          <draw:text-box>
            <text:p>1</text:p>
          </draw:text-box>
        </draw:frame>
        <draw:frame draw:style-name="gr8" draw:layer="layout" svg:width="0.853cm" svg:height="0.962cm" svg:x="8.291cm" svg:y="4.642cm">
          <draw:text-box>
            <text:p>2</text:p>
          </draw:text-box>
        </draw:frame>
        <draw:frame draw:style-name="gr8" draw:layer="layout" svg:width="0.853cm" svg:height="0.962cm" svg:x="0.451cm" svg:y="8.561cm">
          <draw:text-box>
            <text:p>3</text:p>
          </draw:text-box>
        </draw:frame>
        <draw:frame draw:style-name="gr8" draw:layer="layout" svg:width="0.853cm" svg:height="0.962cm" svg:x="8.291cm" svg:y="8.56cm">
          <draw:text-box>
            <text:p>4</text:p>
          </draw:text-box>
        </draw:frame>
        <draw:frame draw:style-name="gr9" draw:text-style-name="P3" draw:layer="layout" svg:width="5.842cm" svg:height="6.824cm" svg:x="9.144cm" svg:y="4.642cm">
          <draw:text-box>
            <text:p><text:span text:style-name="T2">Rank 0</text:span></text:p>
            <text:list text:style-name="L1">
              <text:list-item>
                <text:p><text:span text:style-name="T3">d1 → d2: 7</text:span></text:p>
              </text:list-item>
              <text:list-item>
                <text:p><text:span text:style-name="T3">d1 → d3: 5</text:span></text:p>
              </text:list-item>
            </text:list>
          </draw:text-box>
        </draw:frame>
        <draw:frame draw:style-name="gr9" draw:text-style-name="P3" draw:layer="layout" svg:width="5.842cm" svg:height="6.824cm" svg:x="15.24cm" svg:y="4.608cm">
          <draw:text-box>
            <text:p><text:span text:style-name="T2">Rank 1</text:span></text:p>
            <text:list text:style-name="L1">
              <text:list-item>
                <text:p><text:span text:style-name="T3">d1 → d2: 2</text:span></text:p>
              </text:list-item>
              <text:list-item>
                <text:p><text:span text:style-name="T3">d1 → d3: 9</text:span></text:p>
              </text:list-item>
            </text:list>
          </draw:text-box>
        </draw:frame>
        <draw:frame draw:style-name="gr9" draw:text-style-name="P3" draw:layer="layout" svg:width="5.842cm" svg:height="6.824cm" svg:x="21.082cm" svg:y="4.715cm">
          <draw:text-box>
            <text:p><text:span text:style-name="T2">Rank 2</text:span></text:p>
            <text:list text:style-name="L1">
              <text:list-item>
                <text:p><text:span text:style-name="T3">d2 → d1: 12</text:span></text:p>
              </text:list-item>
              <text:list-item>
                <text:p><text:span text:style-name="T3">d2 → d4: 3</text:span></text:p>
              </text:list-item>
            </text:list>
          </draw:text-box>
        </draw:frame>
        <draw:frame draw:style-name="gr9" draw:text-style-name="P3" draw:layer="layout" svg:width="5.842cm" svg:height="6.824cm" svg:x="9.144cm" svg:y="11.974cm">
          <draw:text-box>
            <text:p><text:span text:style-name="T2">Rank 3</text:span></text:p>
            <text:list text:style-name="L1">
              <text:list-item>
                <text:p><text:span text:style-name="T3">d3 → d1: 7</text:span></text:p>
              </text:list-item>
              <text:list-item>
                <text:p><text:span text:style-name="T3">d3 → d4: 1</text:span></text:p>
              </text:list-item>
            </text:list>
          </draw:text-box>
        </draw:frame>
        <draw:frame draw:style-name="gr9" draw:text-style-name="P3" draw:layer="layout" svg:width="5.842cm" svg:height="6.824cm" svg:x="15.494cm" svg:y="11.981cm">
          <draw:text-box>
            <text:p><text:span text:style-name="T2">Rank 4</text:span></text:p>
            <text:list text:style-name="L1">
              <text:list-item>
                <text:p><text:span text:style-name="T3">d4 → d2: 0</text:span></text:p>
              </text:list-item>
              <text:list-item>
                <text:p><text:span text:style-name="T3">d4 → d3: 9</text:span></text:p>
              </text:list-item>
            </text:list>
            <text:p><text:span text:style-name="T3"/></text:p>
            <text:p><text:span text:style-name="T3"/></text:p>
            <text:p><text:span text:style-name="T2"><text:tab/>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Particle Movement</text:p>
          </draw:text-box>
        </draw:frame>
        <draw:frame draw:style-name="gr3" draw:text-style-name="P2" draw:layer="layout" svg:width="1.442cm" svg:height="1.204cm" svg:x="3.384cm" svg:y="7.366cm">
          <draw:text-box>
            <text:p text:style-name="P2"><text:span text:style-name="T1">d1</text:span></text:p>
          </draw:text-box>
        </draw:frame>
        <draw:frame draw:style-name="gr3" draw:text-style-name="P2" draw:layer="layout" svg:width="1.442cm" svg:height="1.204cm" svg:x="7.62cm" svg:y="7.62cm">
          <draw:text-box>
            <text:p text:style-name="P2"><text:span text:style-name="T1">d2</text:span></text:p>
          </draw:text-box>
        </draw:frame>
        <draw:frame draw:style-name="gr3" draw:text-style-name="P2" draw:layer="layout" svg:width="1.442cm" svg:height="1.204cm" svg:x="3.202cm" svg:y="11.496cm">
          <draw:text-box>
            <text:p text:style-name="P2"><text:span text:style-name="T1">d3</text:span></text:p>
          </draw:text-box>
        </draw:frame>
        <draw:frame draw:style-name="gr3" draw:text-style-name="P2" draw:layer="layout" svg:width="1.442cm" svg:height="1.204cm" svg:x="7.62cm" svg:y="11.51cm">
          <draw:text-box>
            <text:p text:style-name="P2"><text:span text:style-name="T1">d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56:46.682456227</meta:creation-date>
    <meta:generator>LibreOffice/4.2.8.2$Linux_X86_64 LibreOffice_project/420m0$Build-2</meta:generator>
    <dc:date>2015-06-21T20:05:24.219306306</dc:date>
    <meta:editing-duration>PT7M56S</meta:editing-duration>
    <meta:editing-cycles>6</meta:editing-cycles>
    <meta:document-statistic meta:object-count="60"/>
  </office:meta>
</office:document-meta>
</file>